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RODRIGUEZ ESPINOZA, ERIKA MILAGROS</text:p>
            <text:p text:style-name="P5"><text:span text:style-name="T15">Dni</text:span><text:span text:style-name="T14">:1086400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RODRIGUEZ ESPINOZA, ERIKA MILAGROS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1086400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5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3:44:5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